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style:font-size-asian="11pt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color="#009933" style:font-name="Calibri" fo:font-size="11pt" fo:language="fr" fo:country="FR" officeooo:rsid="001825f3" officeooo:paragraph-rsid="001825f3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fo:color="#cc0000" style:font-name="Calibri" fo:font-size="11pt" fo:language="fr" fo:country="FR" style:font-size-asian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color="#cc0000" officeooo:rsid="001825f3" officeooo:paragraph-rsid="001825f3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fr" fo:country="FR" style:font-size-asian="11pt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style:font-size-asian="11pt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fo:color="#0066cc" style:font-name="Calibri" fo:font-size="11pt" fo:language="fr" fo:country="FR" style:font-size-asian="11pt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1825f3" style:font-size-asian="11pt"/>
    </style:style>
    <style:style style:name="T3" style:family="text">
      <style:text-properties style:font-name="Calibri" fo:font-size="11pt" fo:language="fr" fo:country="FR" officeooo:rsid="001a4c1f" style:font-size-asian="11pt"/>
    </style:style>
    <style:style style:name="T4" style:family="text">
      <style:text-properties style:font-name="Calibri" fo:font-size="11pt" fo:language="el" fo:country="GR" style:font-size-asian="11pt"/>
    </style:style>
    <style:style style:name="T5" style:family="text">
      <style:text-properties fo:color="#cc0000" style:font-name="Calibri" fo:font-size="11pt" fo:language="fr" fo:country="FR" style:font-size-asian="11pt"/>
    </style:style>
    <style:style style:name="T6" style:family="text">
      <style:text-properties fo:color="#cc0000" style:font-name="Calibri" fo:font-size="11pt" fo:language="fr" fo:country="FR" officeooo:rsid="001825f3" style:font-size-asian="11pt"/>
    </style:style>
    <style:style style:name="T7" style:family="text">
      <style:text-properties fo:color="#00cc33" style:font-name="Calibri" fo:font-size="11pt" fo:language="fr" fo:country="FR" style:font-size-asian="11pt"/>
    </style:style>
    <style:style style:name="T8" style:family="text">
      <style:text-properties fo:color="#0066ff" style:font-name="Calibri" fo:font-size="11pt" fo:language="fr" fo:country="FR" style:font-size-asian="11pt"/>
    </style:style>
    <style:style style:name="T9" style:family="text">
      <style:text-properties fo:color="#009933" style:font-name="Calibri" fo:font-size="11pt" fo:language="fr" fo:country="FR" style:font-size-asian="11pt"/>
    </style:style>
    <style:style style:name="T10" style:family="text">
      <style:text-properties officeooo:rsid="001b0b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*/ pour l'instant fonctionnalité de bases du jeu, à rajouter et modifier petit a petit</text:p>
      <text:p text:style-name="P5"><text:span text:style-name="T1">urgent </text:span><text:span text:style-name="T9">fait</text:span><text:span text:style-name="T7"> </text:span><text:span text:style-name="T8">commencé</text:span></text:p>
      <text:p text:style-name="P5"><text:span text:style-name="T1">- </text:span><text:span text:style-name="T3">faire que quand on clique sur un bouton ça ne clique pas sur la map.</text:span></text:p>
      <text:p text:style-name="P1">map </text:p>
      <text:p text:style-name="P2"><text:span text:style-name="T5">- </text:span><text:span text:style-name="T6">ne faire dessiner au progamme que la partie de la map visible à l'écran</text:span><text:span text:style-name="T2"> ;</text:span></text:p>
      <text:p text:style-name="P3">- system de tiles carrés ou à losanges? </text:p>
      <text:p text:style-name="P1">-système de regions climatiques procedurales, qui ajuste la profusion des ressoruces et leur type. </text:p>
      <text:p text:style-name="P8">-<text:span text:style-name="T10">case bleuté qui represente l'influence du joueur, part des villes et s’étend avec le temps.</text:span></text:p>
      <text:p text:style-name="P4">-refaire la procedure de creation du terrain avec un algorythme de type perlin ou autre.</text:p>
      <text:p text:style-name="P1">- idées de cases : - par rapport a la hauteur : collines , montagnes (sur plusieurs cases?) , plaines, les trois niveau d'eau : surface, un peu profond, très profond. (distinction lac/mer/ ocean ?) , climat : enneigés , desertique, toundra, abondant, foret, carrieres/mines, rivages.</text:p>
      <text:p text:style-name="P1"/>
      <text:p text:style-name="P1">choix</text:p>
      <text:p text:style-name="P1">-fenetre de presentation des choix qui arrive lors d'evenements ou aleatoires, creer des events de type maladies ou de types climtiques? (pour les details)</text:p>
      <text:p text:style-name="P1">- les choix de production par rapport a nos choix, </text:p>
      <text:p text:style-name="P1">- des fenetres de dialogues pour les choix, (le chef ouvrier pour les choix de production...)</text:p>
      <text:p text:style-name="P1"/>
      <text:p text:style-name="P1">les personnages</text:p>
      <text:p text:style-name="P2"><text:span text:style-name="T8">-generation des sprites des personnages a partir d'une bibliothèques de textures</text:span><text:span text:style-name="T1">, et d'un fichier des precedents resultats des choix du joueur</text:span></text:p>
      <text:p text:style-name="P1"><text:s/>- citoyens qui choisissent une tache. -&gt; Adapter le système de déplacement du personnages principal pour les autres personnages (voie l'amélioratino pour eviter les obstacles, (impl"menter A Star par exemple)).</text:p>
      <text:p text:style-name="P1">-gerer les citoyens par classes, <text:s/>qui pourront etre modifies selon les choix( ex cités "spartiates" on se retouvre avec que des guerriers et des esclaves (c'est juste changer le nom en gardant les <text:soft-page-break/>classes de bases (on peut en enlever) guerriers, <text:s/>recolteurs/artisans , pretres/lettrès, dirigeants/oligarchie? (peut etre plus tard) </text:p>
      <text:p text:style-name="P1"/>
      <text:p text:style-name="P1">ressources (cases):-&gt; se trouve sur les cases naturelles;</text:p>
      <text:p text:style-name="P1">-générés de maniere procedurales, selon un bibliothèque de texture.</text:p>
      <text:p text:style-name="P1">-statistiques : déjà deux types, renoiuvelables (eau douce): statistiques' débit', ou non renouvelable : statistique 'montant '(à 0 elle disparait), </text:p>
      <text:p text:style-name="P2"><text:span text:style-name="T1">-types : pierres, bois, eau, roseau(papyrus exemple), animaux(viande, peau , cuir, os?), ressources rares (ruches,), fleurs (pigments pour les vetements, médecine/poison </text:span><text:span text:style-name="T4">φαρμακος</text:span><text:span text:style-name="T1"> ^^ ), <text:s/>cereales (vetements, nourriture( domesticquables pour agriculture).</text:span></text:p>
      <text:p text:style-name="P1"/>
      <text:p text:style-name="P1">ressources(du joueur)-&gt; se depense pour les actions.</text:p>
      <text:p text:style-name="P1">or, pierre, pierres precieuses, nourriture, fer, sable.</text:p>
      <text:p text:style-name="P1"/>
      <text:p text:style-name="P1">batiments</text:p>
      <text:p text:style-name="P1">-IMPORTANT; pouvoir construire sur plusieurs cases un seul batiments (et creer un systeme de selectoin de plusieurs cases)</text:p>
      <text:p text:style-name="P1">j'ai pas encore reflechi aux systemes pour les batiments en eux memes, je vais faire des aertworks avant pour mieux y penser.</text:p>
      <text:p text:style-name="P1"/>
      <text:p text:style-name="P1">ai/villes rivales/ amies: à devellopper plus tard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23:01:01.110000000</dc:date>
    <dc:creator>Relle-Bodilis Martin</dc:creator>
    <meta:editing-duration>PT12M51S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28" meta:word-count="431" meta:character-count="2799" meta:non-whitespace-character-count="2386"/>
  </office:meta>
</office:document-meta>
</file>